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Quelles solutions pour le droit d'auteur à l'ère d'Internet ?</text:p>
            <text:p><text:line-break/><text:span text:style-name="T1">Projet Personnel en Humanités – Merlin Nimier-Dav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 droit d'auteur et ses fondements</text:p>
              </text:list-item>
              <text:list-item>
                <text:p>Organisation de l'industrie musicale</text:p>
              </text:list-item>
              <text:list-item>
                <text:p>Tentatives de régulation</text:p>
              </text:list-item>
              <text:list-item>
                <text:p>Pistes alternatives de résolution</text:p>
                <text:p/>
                <text:p>TODO : échanger les parties 1. et 2.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1. Le droit d'auteur et ses fond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éfinition dans le droit français</text:p>
              </text:list-item>
              <text:list-item>
                <text:p>Implications concrètes</text:p>
              </text:list-item>
              <text:list-item>
                <text:p>Quelques mots sur la propriété intellectuelle ? (différence œuvre / produit ?)</text:p>
              </text:list-item>
              <text:list-item>
                <text:p>« L'exception culturelles »</text:p>
              </text:list-item>
              <text:list-item>
                <text:p>Exemple concret de la rémunération sur les diffusions radiophoniq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2. Organisation de l'industrie musi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chéma simplifié</text:p>
              </text:list-item>
              <text:list-item>
                <text:p>Rôle &amp; intérêt de chacun des acteurs</text:p>
              </text:list-item>
              <text:list-item>
                <text:p>Effondrement des ventes physiques</text:p>
              </text:list-item>
              <text:list-item>
                <text:p>En quoi est-ce que le piratage remet en cause cette organisation</text:p>
              </text:list-item>
              <text:list-item>
                <text:p>Remarque : déjà la panique à l'arrivée des cassettes audio (enregistrement de la radi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nque d'investissements</text:p>
              </text:list-item>
              <text:list-item>
                <text:p>=&gt; baisse de la diversité culturelle</text:p>
              </text:list-item>
              <text:list-item>
                <text:p>=&gt; motivation pour trouver des solutions v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3. Tentatives de rég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lobalement, essayer de refaire des fichiers un bien de consommation rival afin de revenir aux méthodes &amp; pratiques maîtrisées.</text:p>
              </text:list-item>
              <text:list-item>
                <text:p>Exemple : les DRM</text:p>
                <text:list>
                  <text:list-item>
                    <text:p>Transpose les limitations des objets physiques aux fichiers achetés</text:p>
                  </text:list-item>
                  <text:list-item>
                    <text:p>Paradoxe de la consommation légale moins facile et avantageuse que le pirat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'industrie se retrouve dans une position dans laquelle elle doit faire concurrence à un accès gratuit, instantané, illimité et relativement a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4. Pistes alternatives de ré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ntrer dans la compétition : diversification de l'offre légale</text:p>
              </text:list-item>
              <text:list-item>
                <text:p>Exemple : les services de streaming musical offrent un confort similaire à celui du piratage</text:p>
                <text:list>
                  <text:list-item>
                    <text:p>Plus de notion de possession, mais seulement accès (adapté à la nature des fichiers)</text:p>
                  </text:list-item>
                  <text:list-item>
                    <text:p>Popularité croissante</text:p>
                  </text:list-item>
                  <text:list-item>
                    <text:p>Mais à condition d'avoir accès au catalogue des maj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bandonner le système actuel</text:p>
              </text:list-item>
              <text:list-item>
                <text:p>Exemple : couper les intermédiaires</text:p>
                <text:list>
                  <text:list-item>
                    <text:p>distribution directe, financement participatif (=&gt; remplacer complètement les majors)</text:p>
                  </text:list-item>
                  <text:list-item>
                    <text:p><text:s/>Mène à une perception vraiment différente des œuvres, puisque le public est directement impliqu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5:23:53.479273000</meta:creation-date>
    <meta:generator>LibreOffice/4.1.5.3$MacOSX_x86 LibreOffice_project/1c1366bba2ba2b554cd2ca4d87c06da81c05d24</meta:generator>
    <dc:date>2014-05-18T15:45:40.829728000</dc:date>
    <meta:editing-duration>PT12M9S</meta:editing-duration>
    <meta:editing-cycles>5</meta:editing-cycles>
    <meta:document-statistic meta:object-count="74"/>
  </office:meta>
</office:document-meta>
</file>